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7.018cm" fo:margin-left="0cm" fo:margin-right="-0.018cm" table:align="margins" style:writing-mode="lr-tb"/>
    </style:style>
    <style:style style:name="Tabella6.A" style:family="table-column">
      <style:table-column-properties style:column-width="6.202cm" style:rel-column-width="23882*"/>
    </style:style>
    <style:style style:name="Tabella6.B" style:family="table-column">
      <style:table-column-properties style:column-width="2.667cm" style:rel-column-width="10270*"/>
    </style:style>
    <style:style style:name="Tabella6.C" style:family="table-column">
      <style:table-column-properties style:column-width="8.149cm" style:rel-column-width="31383*"/>
    </style:style>
    <style:style style:name="Tabella6.A1" style:family="table-cell">
      <style:table-cell-properties fo:padding-left="0.125cm" fo:padding-right="0.125cm" fo:padding-top="0cm" fo:padding-bottom="0cm" fo:border="none"/>
    </style:style>
    <style:style style:name="Tabella3" style:family="table">
      <style:table-properties style:width="16.955cm" fo:margin-left="-0.011cm" fo:margin-right="0.056cm" table:align="margins" style:writing-mode="lr-tb"/>
    </style:style>
    <style:style style:name="Tabella3.A" style:family="table-column">
      <style:table-column-properties style:column-width="2.011cm" style:rel-column-width="7772*"/>
    </style:style>
    <style:style style:name="Tabella3.B" style:family="table-column">
      <style:table-column-properties style:column-width="14.944cm" style:rel-column-width="57763*"/>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375cm"/>
    </style:style>
    <style:style style:name="Tabella4.B" style:family="table-column">
      <style:table-column-properties style:column-width="9.87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646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P4"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justify" style:justify-single-word="false"/>
      <style:text-properties fo:font-size="8pt" fo:font-style="italic" style:font-size-asian="8pt" style:font-style-asian="italic"/>
    </style:style>
    <style:style style:name="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7" style:family="paragraph" style:parent-style-name="Standard">
      <style:text-properties fo:font-size="6pt" style:font-size-asian="6pt" style:font-size-complex="6pt"/>
    </style:style>
    <style:style style:name="P8"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0"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paragraph-properties fo:text-align="justify" style:justify-single-word="false" fo:orphans="2" fo:widows="2"/>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4" style:family="paragraph" style:parent-style-name="Standard">
      <style:paragraph-properties fo:text-align="justify" style:justify-single-word="false"/>
      <style:text-properties style:font-name="Times New Roman" fo:font-size="8pt" style:font-size-asian="8pt" style:font-size-complex="8pt"/>
    </style:style>
    <style:style style:name="P15"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6"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7" style:family="paragraph" style:parent-style-name="Standard">
      <style:text-properties fo:font-size="10.5pt" style:font-size-asian="10.5pt" style:font-size-complex="10.5pt"/>
    </style:style>
    <style:style style:name="P18"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19" style:family="paragraph" style:parent-style-name="Normale">
      <style:text-properties style:font-name="Times New Roman" fo:font-size="10.5pt" style:font-size-asian="10.5pt" style:font-size-complex="10.5pt"/>
    </style:style>
    <style:style style:name="P20" style:family="paragraph" style:parent-style-name="Normale">
      <style:paragraph-properties fo:text-align="end" style:justify-single-word="false"/>
      <style:text-properties style:font-name="Times New Roman" fo:font-size="10.5pt" style:font-size-asian="10.5pt" style:font-size-complex="10.5pt"/>
    </style:style>
    <style:style style:name="P21"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2"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Standard">
      <style:paragraph-properties fo:margin-left="0.635cm" fo:margin-right="0cm" fo:text-align="justify" style:justify-single-word="false" fo:text-indent="0cm" style:auto-text-indent="false"/>
      <style:text-properties style:font-name="Times New Roman" fo:font-size="8pt" style:font-size-asian="8pt" style:font-size-complex="8pt"/>
    </style:style>
    <style:style style:name="P24"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25"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26"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27"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28"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29" style:family="paragraph" style:parent-style-name="Standard">
      <style:paragraph-properties fo:margin-left="0cm" fo:margin-right="0cm" fo:text-align="justify" style:justify-single-word="false" fo:orphans="2" fo:widows="2" fo:text-indent="1.251cm" style:auto-text-indent="false"/>
      <style:text-properties fo:font-size="10.5pt" style:font-size-asian="10.5pt" style:font-size-complex="10.5pt"/>
    </style:style>
    <style:style style:name="P30" style:family="paragraph" style:parent-style-name="Standard">
      <style:paragraph-properties fo:margin-left="0cm" fo:margin-right="0cm" fo:text-align="justify" style:justify-single-word="false" fo:orphans="2" fo:widows="2" fo:text-indent="1.251cm" style:auto-text-indent="false"/>
      <style:text-properties fo:font-size="10.5pt" fo:font-style="italic" style:font-size-asian="10.5pt" style:font-style-asian="italic" style:font-size-complex="10.5pt" style:font-style-complex="italic"/>
    </style:style>
    <style:style style:name="P31" style:family="paragraph" style:parent-style-name="Standard">
      <style:paragraph-properties fo:margin-left="0cm" fo:margin-right="0cm" fo:text-align="center" style:justify-single-word="false" fo:text-indent="1.251cm" style:auto-text-indent="false"/>
      <style:text-properties fo:font-size="10.5pt" fo:background-color="#ff9999" style:font-size-asian="10.5pt" style:font-size-complex="10.5pt"/>
    </style:style>
    <style:style style:name="P32"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33" style:family="paragraph" style:parent-style-name="Text_20_body_20_indent">
      <style:text-properties style:font-name="Times New Roman" fo:font-size="8pt" fo:font-weight="normal" style:font-size-asian="8pt" style:font-weight-asian="normal" style:font-size-complex="8pt"/>
    </style:style>
    <style:style style:name="P34" style:family="paragraph" style:parent-style-name="Standard">
      <style:paragraph-properties fo:margin-left="0cm" fo:margin-right="0cm" fo:text-align="justify" style:justify-single-word="false" fo:orphans="2" fo:widows="2" fo:text-indent="0cm" style:auto-text-indent="false"/>
      <style:text-properties fo:font-size="10.5pt" style:font-size-asian="10.5pt" style:font-size-complex="10.5pt"/>
    </style:style>
    <style:style style:name="P35" style:family="paragraph" style:parent-style-name="Standard">
      <style:paragraph-properties fo:margin-left="0cm" fo:margin-right="0cm" fo:text-align="center" style:justify-single-word="false" fo:orphans="2" fo:widows="2" fo:text-indent="0cm" style:auto-text-indent="false"/>
      <style:text-properties fo:font-size="10.5pt" style:font-size-asian="10.5pt" style:font-size-complex="10.5pt"/>
    </style:style>
    <style:style style:name="P36" style:family="paragraph" style:parent-style-name="Standard">
      <style:paragraph-properties fo:margin-left="0cm" fo:margin-right="0cm" fo:text-align="center" style:justify-single-word="false" fo:orphans="2" fo:widows="2" fo:text-indent="0cm" style:auto-text-indent="false" style:snap-to-layout-grid="false"/>
      <style:text-properties fo:font-size="10.5pt" style:font-size-asian="10.5pt" style:font-size-complex="10.5pt"/>
    </style:style>
    <style:style style:name="P37" style:family="paragraph" style:parent-style-name="Standard">
      <style:paragraph-properties fo:margin-left="0cm" fo:margin-right="0cm" fo:text-align="justify" style:justify-single-word="false" fo:orphans="2" fo:widows="2" fo:text-indent="0cm" style:auto-text-indent="false"/>
      <style:text-properties fo:font-size="10.5pt" fo:background-color="#ffff00" style:font-size-asian="10.5pt" style:font-size-complex="10.5pt"/>
    </style:style>
    <style:style style:name="P38" style:family="paragraph" style:parent-style-name="Standard">
      <style:paragraph-properties fo:margin-left="0cm" fo:margin-right="0cm" fo:text-align="center" style:justify-single-word="false" fo:orphans="2" fo:widows="2" fo:text-indent="0cm" style:auto-text-indent="false"/>
      <style:text-properties fo:font-size="10.5pt" fo:font-style="italic" style:font-size-asian="10.5pt" style:font-style-asian="italic" style:font-size-complex="10.5pt"/>
    </style:style>
    <style:style style:name="P39" style:family="paragraph" style:parent-style-name="Standard">
      <style:paragraph-properties fo:margin-left="0cm" fo:margin-right="0cm" fo:text-align="justify" style:justify-single-word="false" fo:orphans="2" fo:widows="2" fo:text-indent="1.249cm" style:auto-text-indent="false"/>
      <style:text-properties fo:font-size="10.5pt" fo:background-color="#ffff00" style:font-size-asian="10.5pt" style:font-size-complex="10.5pt"/>
    </style:style>
    <style:style style:name="P40" style:family="paragraph" style:parent-style-name="Standard">
      <style:paragraph-properties fo:margin-left="0cm" fo:margin-right="0cm" fo:text-align="justify" style:justify-single-word="false" fo:orphans="2" fo:widows="2" fo:text-indent="1.249cm" style:auto-text-indent="false"/>
      <style:text-properties fo:font-size="10.5pt" style:font-size-asian="10.5pt" style:font-size-complex="10.5pt"/>
    </style:style>
    <style:style style:name="P41" style:family="paragraph" style:parent-style-name="Standard">
      <style:paragraph-properties fo:margin-left="0cm" fo:margin-right="0.249cm" fo:text-align="justify" style:justify-single-word="false" fo:text-indent="1.249cm" style:auto-text-indent="false"/>
      <style:text-properties fo:font-size="10.5pt" style:font-size-asian="10.5pt" style:font-size-complex="10.5pt"/>
    </style:style>
    <style:style style:name="P42" style:family="paragraph" style:parent-style-name="Standard">
      <style:paragraph-properties fo:text-align="justify" style:justify-single-word="false" style:snap-to-layout-grid="false"/>
      <style:text-properties fo:font-size="8pt" fo:font-style="italic" fo:background-color="#ffcc00" style:font-size-asian="8pt" style:font-style-asian="italic"/>
    </style:style>
    <style:style style:name="P43" style:family="paragraph" style:parent-style-name="Heading_20_1">
      <style:text-properties style:font-name="Times New Roman" fo:font-size="8pt" style:font-size-asian="8pt" style:font-name-complex="Times New Roman" style:font-size-complex="8pt"/>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fo:font-weight="bold" fo:background-color="transparent" style:font-weight-asian="bold" style:font-weight-complex="bold"/>
    </style:style>
    <style:style style:name="T4" style:family="text">
      <style:text-properties fo:font-style="italic" fo:font-weight="normal" style:font-style-asian="italic" style:font-weight-asian="normal" style:font-style-complex="italic"/>
    </style:style>
    <style:style style:name="T5" style:family="text">
      <style:text-properties fo:font-style="italic" style:font-style-asian="italic" style:font-style-complex="italic"/>
    </style:style>
    <style:style style:name="T6" style:family="text">
      <style:text-properties fo:font-weight="normal" style:font-weight-asian="normal"/>
    </style:style>
    <style:style style:name="T7" style:family="text">
      <style:text-properties style:font-name="Times New Roman" fo:font-size="10.5pt" style:font-size-asian="10.5pt" style:font-size-complex="10.5pt"/>
    </style:style>
    <style:style style:name="T8" style:family="text">
      <style:text-properties fo:language="it" fo:country="IT" fo:font-weight="bold" style:language-asian="it" style:country-asian="IT" style:font-weight-asian="bold" style:font-weight-complex="bold"/>
    </style:style>
    <style:style style:name="T9" style:family="text">
      <style:text-properties fo:language="it" fo:country="IT" fo:font-weight="bold" fo:background-color="#ffff00" style:language-asian="it" style:country-asian="IT" style:font-weight-asian="bold" style:font-weight-complex="bold"/>
    </style:style>
    <style:style style:name="T10" style:family="text">
      <style:text-properties fo:background-color="#ffff00"/>
    </style:style>
    <style:style style:name="T11" style:family="text">
      <style:text-properties fo:background-color="transparent"/>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0"/>
          </table:table-cell>
          <table:table-cell table:style-name="Tabella1.A1" office:value-type="string">
            <text:p text:style-name="P9">RACCOMANDATA A.R</text:p>
            <text:p text:style-name="P8">inviata via pec</text:p>
          </table:table-cell>
        </table:table-row>
        <table:table-row>
          <table:table-cell table:style-name="Tabella1.A1" office:value-type="string">
            <text:p text:style-name="P10">Protocollo n. ________________</text:p>
          </table:table-cell>
          <table:table-cell table:style-name="Tabella1.A1" office:value-type="string">
            <text:p text:style-name="P10">Savona, ________________</text:p>
          </table:table-cell>
        </table:table-row>
      </table:table>
      <text:p text:style-name="P11"/>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7">Rifer. a nota n. [numero] del [data_protocollo]</text:span></text:span></text:p>
          </table:table-cell>
          <table:table-cell table:style-name="Tabella6.A1" office:value-type="string">
            <text:p text:style-name="P20"/>
          </table:table-cell>
          <table:table-cell table:style-name="Tabella6.A1" office:value-type="string">
            <text:p text:style-name="P21">Al Sig. [richiedenti.nominativo;block=tbs:row;]</text:p>
            <text:p text:style-name="P22">[richiedenti.indirizzo]</text:p>
            <text:p text:style-name="P22">[richiedenti.cap] [richiedenti.comune] ([richiedenti.prov])</text:p>
            <text:p text:style-name="P22">in qualità di [richiedenti.titolo]</text:p>
            <text:p text:style-name="P22">della [richiedenti.ragsoc]</text:p>
            <text:p text:style-name="P22">[richiedenti.sede]</text:p>
            <text:p text:style-name="P22">[richiedenti.capd] [richiedenti.comuned] ([richiedenti.provd])</text:p>
            <text:p text:style-name="P16">[richiedenti.pec]</text:p>
            <text:p text:style-name="P21"/>
          </table:table-cell>
        </table:table-row>
        <table:table-row>
          <table:table-cell table:style-name="Tabella6.A1" office:value-type="string">
            <text:p text:style-name="P19">Allegati: //</text:p>
          </table:table-cell>
          <table:table-cell table:style-name="Tabella6.A1" office:value-type="string">
            <text:p text:style-name="P20"/>
          </table:table-cell>
          <table:table-cell table:style-name="Tabella6.A1" office:value-type="string">
            <text:p text:style-name="P21">[progettisti.nominativo;block=tbs:row;]</text:p>
            <text:p text:style-name="P21">[progettisti.indirizzo]</text:p>
            <text:p text:style-name="P18"><text:span text:style-name="Car._20_predefinito_20_paragrafo"><text:span text:style-name="T7">[progettisti.cap] [progettisti.comune] ([progettisti.prov])</text:span></text:span></text:p>
            <text:p text:style-name="P18"><text:span text:style-name="Car._20_predefinito_20_paragrafo"><text:span text:style-name="T7">[progettisti.pec]</text:span></text:span></text:p>
            <text:p text:style-name="P18"><text:span text:style-name="Car._20_predefinito_20_paragrafo"><text:span text:style-name="T7"/></text:span></text:p>
          </table:table-cell>
        </table:table-row>
      </table:table>
      <text:p text:style-name="P19"/>
      <table:table table:name="Tabella3" table:style-name="Tabella3">
        <table:table-column table:style-name="Tabella3.A"/>
        <table:table-column table:style-name="Tabella3.B"/>
        <table:table-row table:style-name="Tabella3.1">
          <table:table-cell table:style-name="Tabella3.A1" office:value-type="string">
            <text:p text:style-name="P13">Oggetto:</text:p>
          </table:table-cell>
          <table:table-cell table:style-name="Tabella3.A1" office:value-type="string">
            <text:p text:style-name="P12"><text:span text:style-name="T2">Richiesta di </text:span><text:span text:style-name="T9">deroga al Regolamento Edilizio e alle norme di livello puntuale del PUC/ Richiesta di parere preventivo in ordine all'aspetto estetico</text:span><text:span text:style-name="T8"> presentata in data [data_presentazione] e recepita agli atti al prot. n° [protocollo] del [data_protocollo] [oggetto] </text:span><text:span text:style-name="T1">presso l’immobile sito in Savona [ubicazione].</text:span></text:p>
          </table:table-cell>
        </table:table-row>
      </table:table>
      <text:p text:style-name="P27"/>
      <text:p text:style-name="P31">(VERIFICARE NEL PIE' PAGINA IL RESPONSABILE DEL PROCEDIMENTO)</text:p>
      <text:p text:style-name="P28"/>
      <text:p text:style-name="P28">Con riferimento alla sopra richiamata istanza, si comunica che la Commissione Edilizia, <text:s/>ha esaminato, nella seduta del [data_rilascio_ce], la richiesta in oggetto esprimendo il seguente parere: “<text:span text:style-name="T5">favorevole</text:span> <text:s/><text:span text:style-name="T5">[prescrizioni_ce].”</text:span></text:p>
      <text:p text:style-name="P41"/>
      <text:p text:style-name="P34"><text:tab/><text:span text:style-name="T11">Con la presente si esprime pertanto l’assenso alla deroga in esame relativamente all'intervento in oggetto precisando che la stessa </text:span><text:span text:style-name="T3">non costituisce titolo abilitativo</text:span><text:span text:style-name="T11"> per l’esecuzione delle opere per la cui realizzazione dovrà essere preventivamente presentata apposita </text:span><text:span text:style-name="T10">denuncia di inizio attività/segnalazione certificata di inizio attività </text:span><text:span text:style-name="T11">ai sensi della normativa vigente.</text:span></text:p>
      <text:p text:style-name="P29"/>
      <text:p text:style-name="P30">Oppure </text:p>
      <text:p text:style-name="P29"/>
      <text:p text:style-name="P29">A tale riguardo si precisa che il <text:span text:style-name="T10">parere espresso </text:span><text:span text:style-name="T1">non costituisce titolo abilitativo</text:span> per l’esecuzione delle opere per la cui realizzazione dovrà essere preventivamente presentata apposita denuncia di inizio attività/ segnalazione di inizio attività ai sensi della normativa vigente.</text:p>
      <text:p text:style-name="P34"/>
      <text:p text:style-name="P39">Oppure</text:p>
      <text:p text:style-name="P37"><text:tab/>Si comunica pertanto con la presente che, a seguito della deroga ottenuta, trova efficacia la Denuncia di Inizio Attività / Segnalazione Certificata di Inizio Attività presentata il [data_presentazione] e recepita in atti al prot. n. [protocollo] del [data_protocollo] e che le opere ivi previste possono avere inizio.</text:p>
      <text:p text:style-name="P40"><text:soft-page-break/></text:p>
      <text:p text:style-name="P40">Distinti saluti.</text:p>
      <text:p text:style-name="P29"/>
      <table:table table:name="Tabella4" table:style-name="Tabella4">
        <table:table-column table:style-name="Tabella4.A"/>
        <table:table-column table:style-name="Tabella4.B"/>
        <table:table-row table:style-name="Tabella4.1">
          <table:table-cell table:style-name="Tabella4.A1" office:value-type="string">
            <text:p text:style-name="P36"/>
          </table:table-cell>
          <table:table-cell table:style-name="Tabella4.A1" office:value-type="string">
            <text:p text:style-name="P35">Il Dirigente</text:p>
            <text:p text:style-name="P35">Arch. Giovanna Macario</text:p>
          </table:table-cell>
        </table:table-row>
        <table:table-row table:style-name="Tabella4.1">
          <table:table-cell table:style-name="Tabella4.A1" office:value-type="string">
            <text:p text:style-name="P38"/>
          </table:table-cell>
          <table:table-cell table:style-name="Tabella4.A1" office:value-type="string">
            <text:p text:style-name="P36"/>
          </table:table-cell>
        </table:table-row>
      </table:table>
      <text:p text:style-name="P17"/>
      <text:h text:style-name="P43" text:outline-level="1">Informativa ai sensi dell’articolo 13 del D.Lgs 30 giugno 2003 n.196</text:h>
      <text:p text:style-name="P24"/>
      <text:p text:style-name="P24">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4"/>
      <text:p text:style-name="P32">Finalità del trattamento.</text:p>
      <text:p text:style-name="P24">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5"/>
      <text:p text:style-name="P24">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5"/>
      <text:p text:style-name="P24">Gli stessi dati possono altresì essere comunicati a privati o enti pubblici economici qualora ciò sia previsto da una norma di legge o di regolamento.</text:p>
      <text:p text:style-name="P33"/>
      <text:p text:style-name="P26">Dati personali.</text:p>
      <text:p text:style-name="P24">I dati richiesti devono essere indicati obbligatoriamente onde rendere possibile le verifiche sulla denuncia di inizio attività.</text:p>
      <text:p text:style-name="P24">Il rifiuto di fornire i dati richiesti comporterà l’impossibilità di rendere efficace la Sua denuncia.</text:p>
      <text:p text:style-name="P33"/>
      <text:p text:style-name="P26">Modalità di trattamento.</text:p>
      <text:p text:style-name="P24">I dati verranno trattati con modalità prevalentemente informatizzate e con logiche pienamente rispondenti alle finalità da perseguire anche mediante:</text:p>
      <text:p text:style-name="P24">Verifiche dei dati esposti nella domanda e documentazione allegata con altri dati in possesso del Comune di Savona;</text:p>
      <text:p text:style-name="P24">Verifiche dei dati contenuti nella domanda e nella documentazione allegata con i dati in possesso di altri organismi.</text:p>
      <text:p text:style-name="P33"/>
      <text:p text:style-name="P26">Titolari del trattamento.</text:p>
      <text:p text:style-name="P25"><text:span text:style-name="T6">Il Comune di Savona assume la qualifica </text:span><text:span text:style-name="T4">di titolare del trattamento dei dati personali</text:span><text:span text:style-name="T6">.</text:span></text:p>
      <text:p text:style-name="P24">Il responsabile del trattamento dei dati personali è il Direttore del Settore Pianificazione Territoriale Arch. Giovanna Macario.</text:p>
      <text:p text:style-name="P33"/>
      <text:p text:style-name="P26">Diritti dell’interessato.</text:p>
      <text:p text:style-name="P24">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33"/>
      <text:p text:style-name="P26">Consenso.</text:p>
      <text:p text:style-name="P24">Il Comune di Savona, in quanto soggetto pubblico, non deve acquisire il consenso degli interessati per poter trattare i loro dati personali.</text:p>
      <text:p text:style-name="P3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21cm"/>
    </style:style>
    <style:style style:name="Tabella2.B" style:family="table-column">
      <style:table-column-properties style:column-width="5.779cm"/>
    </style:style>
    <style:style style:name="Tabella2.C" style:family="table-column">
      <style:table-column-properties style:column-width="3.979cm"/>
    </style:style>
    <style:style style:name="Tabella2.D" style:family="table-column">
      <style:table-column-properties style:column-width="4.3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646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8pt" fo:font-style="italic" fo:font-weight="normal" style:font-size-asian="18pt" style:font-style-asian="italic" style:font-weight-asian="normal" style:font-size-complex="18pt" style:font-style-complex="italic" style:font-weight-complex="normal"/>
    </style:style>
    <style:style style:name="MP4" style:family="paragraph" style:parent-style-name="Standard">
      <style:paragraph-properties fo:margin-left="2.646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6" style:family="paragraph" style:parent-style-name="Standard">
      <style:paragraph-properties fo:text-align="justify" style:justify-single-word="false" style:snap-to-layout-grid="false"/>
      <style:text-properties fo:font-size="8pt" fo:font-style="italic" fo:background-color="#ffcc00"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3.514cm" fo:margin-left="0cm" fo:margin-right="0cm" fo:margin-bottom="0.499cm" style:dynamic-spacing="false"/>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36cm" svg:y="0.118cm" svg:width="1.7cm" svg:height="2.9cm" draw:z-index="0"><draw:image xlink:href="Pictures/10000000000000570000009440D085AC.jpg" xlink:type="simple" xlink:show="embed" xlink:actuate="onLoad"/></draw:frame>Comune di Savona</text:p>
        <text:p text:style-name="MP3">Settore Pianificazione Territoriale</text:p>
        <text:p text:style-name="MP4">Sportello Unico per l’Edilizia</text:p>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5">Settore: </text:p>
            </table:table-cell>
            <table:table-cell table:style-name="Tabella2.B1" office:value-type="string">
              <text:p text:style-name="MP5">Pianificazione Territoriale</text:p>
            </table:table-cell>
            <table:table-cell table:style-name="Tabella2.B1" office:value-type="string">
              <text:p text:style-name="MP5">Dirigente:</text:p>
            </table:table-cell>
            <table:table-cell table:style-name="Tabella2.D1" office:value-type="string">
              <text:p text:style-name="MP5">Arch. Giovanna Macario </text:p>
            </table:table-cell>
          </table:table-row>
          <table:table-row table:style-name="Tabella2.1">
            <table:table-cell table:style-name="Tabella2.A2" office:value-type="string">
              <text:p text:style-name="MP5">Struttura responsabile:</text:p>
            </table:table-cell>
            <table:table-cell table:style-name="Tabella2.B2" office:value-type="string">
              <text:p text:style-name="MP5">Servizio Edilizia privata</text:p>
            </table:table-cell>
            <table:table-cell table:style-name="Tabella2.B2" office:value-type="string">
              <text:p text:style-name="MP5">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5"/>
            </table:table-cell>
            <table:table-cell table:style-name="Tabella2.B2" office:value-type="string">
              <text:p text:style-name="MP5">corso Italia 19 <text:s/>- <text:s text:c="2"/>17100 Savona</text:p>
            </table:table-cell>
            <table:table-cell table:style-name="Tabella2.B2" office:value-type="string">
              <text:p text:style-name="MP5">Istruttore tecnico:</text:p>
            </table:table-cell>
            <table:table-cell table:style-name="Tabella2.D2" office:value-type="string">
              <text:p text:style-name="MP5">[onload.istruttore_tecnico]</text:p>
            </table:table-cell>
          </table:table-row>
          <table:table-row table:style-name="Tabella2.1">
            <table:table-cell table:style-name="Tabella2.A2" office:value-type="string">
              <text:p text:style-name="MP5"/>
            </table:table-cell>
            <table:table-cell table:style-name="Tabella2.B2" office:value-type="string">
              <text:p text:style-name="MP5">Tel.019-8310291/294/671/363/364/359/792/296</text:p>
              <text:p text:style-name="MP7">telefax 019-8310356</text:p>
            </table:table-cell>
            <table:table-cell table:style-name="Tabella2.B2" office:value-type="string">
              <text:p text:style-name="MP5">Ufficio per visione atti:</text:p>
              <text:p text:style-name="MP7">Orario:</text:p>
            </table:table-cell>
            <table:table-cell table:style-name="Tabella2.D2" office:value-type="string">
              <text:p text:style-name="MP5">Servizio Edilizia Privata </text:p>
              <text:p text:style-name="MP7">martedì e giovedì ore 10:00 - 12:30</text:p>
            </table:table-cell>
          </table:table-row>
          <table:table-row table:style-name="Tabella2.1">
            <table:table-cell table:style-name="Tabella2.A5" office:value-type="string">
              <text:p text:style-name="MP5"/>
            </table:table-cell>
            <table:table-cell table:style-name="Tabella2.B5" office:value-type="string">
              <text:p text:style-name="MP5"/>
            </table:table-cell>
            <table:table-cell table:style-name="Tabella2.B5" office:value-type="string">
              <text:p text:style-name="MP5">Data avvio procedimento:</text:p>
            </table:table-cell>
            <table:table-cell table:style-name="Tabella2.D5" office:value-type="string">
              <text:p text:style-name="MP7">[onload.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9-25T12:07:00.58</dc:date>
    <meta:print-date>2013-02-20T09:35:00</meta:print-date>
    <meta:editing-cycles>36</meta:editing-cycles>
    <meta:editing-duration>PT2H38M54S</meta:editing-duration>
    <meta:generator>OpenOffice/4.1.0$Win32 OpenOffice.org_project/410m18$Build-9764</meta:generator>
    <meta:document-statistic meta:table-count="5" meta:image-count="1" meta:object-count="0" meta:page-count="2" meta:paragraph-count="73" meta:word-count="707" meta:character-count="5381"/>
  </office:meta>
</office:document-meta>
</file>